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3.3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15.39pt"/>
    </style:style>
    <style:style style:name="co7" style:family="table-column">
      <style:table-column-properties fo:break-before="auto" style:column-width="214.04pt"/>
    </style:style>
    <style:style style:name="co8" style:family="table-column">
      <style:table-column-properties fo:break-before="auto" style:column-width="14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ersus test option 40-60 jaywalking 100-0 0-100_2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8" table:default-cell-style-name="Default"/>
        <table:table-column table:style-name="co7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row table:style-name="ro1">
          <table:table-cell table:style-name="ce3" office:value-type="string" calcext:value-type="string">
            <text:p>train 90-10 100-0 0-100 and 10-9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15 100-0 0-100 and 15-85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20 100-0 0-100 and 20-8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7389" calcext:value-type="float">
            <text:p>0.7389</text:p>
          </table:table-cell>
          <table:table-cell table:style-name="ce2" office:value-type="float" office:value="0.4871" calcext:value-type="float">
            <text:p>0.4871</text:p>
          </table:table-cell>
          <table:table-cell table:formula="of:=AVERAGE([.B2:.B6])" office:value-type="float" office:value="0.74124" calcext:value-type="float">
            <text:p>0.74124</text:p>
          </table:table-cell>
          <table:table-cell table:formula="of:=AVERAGE([.C2:.C6])" office:value-type="float" office:value="0.5422" calcext:value-type="float">
            <text:p>0.542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0.9998" calcext:value-type="float">
            <text:p>0.9998</text:p>
          </table:table-cell>
          <table:table-cell table:style-name="ce2" office:value-type="float" office:value="0.036" calcext:value-type="float">
            <text:p>0.036</text:p>
          </table:table-cell>
          <table:table-cell table:formula="of:=AVERAGE([.H2:.H6])" office:value-type="float" office:value="0.99992" calcext:value-type="float">
            <text:p>0.99992</text:p>
          </table:table-cell>
          <table:table-cell table:formula="of:=AVERAGE([.I2:.I6])" office:value-type="float" office:value="0.03544" calcext:value-type="float">
            <text:p>0.03544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7" calcext:value-type="float">
            <text:p>0.0057</text:p>
          </table:table-cell>
          <table:table-cell table:formula="of:=AVERAGE([.N2:.N6])" office:value-type="float" office:value="1" calcext:value-type="float">
            <text:p>1</text:p>
          </table:table-cell>
          <table:table-cell table:formula="of:=AVERAGE([.O2:.O6])" office:value-type="float" office:value="0.00586" calcext:value-type="float">
            <text:p>0.00586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5185" calcext:value-type="float">
            <text:p>0.5185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329" calcext:value-type="float">
            <text:p>0.0329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56" calcext:value-type="float">
            <text:p>0.0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7352" calcext:value-type="float">
            <text:p>0.7352</text:p>
          </table:table-cell>
          <table:table-cell office:value-type="float" office:value="0.6408" calcext:value-type="float">
            <text:p>0.6408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384" calcext:value-type="float">
            <text:p>0.0384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57" calcext:value-type="float">
            <text:p>0.0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747" calcext:value-type="float">
            <text:p>0.747</text:p>
          </table:table-cell>
          <table:table-cell office:value-type="float" office:value="0.5326" calcext:value-type="float">
            <text:p>0.5326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353" calcext:value-type="float">
            <text:p>0.0353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55" calcext:value-type="float">
            <text:p>0.005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7426" calcext:value-type="float">
            <text:p>0.7426</text:p>
          </table:table-cell>
          <table:table-cell table:style-name="ce9" office:value-type="float" office:value="0.532" calcext:value-type="float">
            <text:p>0.532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346" calcext:value-type="float">
            <text:p>0.0346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68" calcext:value-type="float">
            <text:p>0.0068</text:p>
          </table:table-cell>
          <table: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train 90-10 80-20 20-80 and 10-9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15 80-20 20-80 and 15-85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20 80-20 20-80 and 20-8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8503" calcext:value-type="float">
            <text:p>0.8503</text:p>
          </table:table-cell>
          <table:table-cell table:style-name="ce2" office:value-type="float" office:value="0.2171" calcext:value-type="float">
            <text:p>0.2171</text:p>
          </table:table-cell>
          <table:table-cell table:formula="of:=AVERAGE([.B9:.B13])" office:value-type="float" office:value="0.88818" calcext:value-type="float">
            <text:p>0.88818</text:p>
          </table:table-cell>
          <table:table-cell table:formula="of:=AVERAGE([.C9:.C13])" office:value-type="float" office:value="0.18512" calcext:value-type="float">
            <text:p>0.1851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95" calcext:value-type="float">
            <text:p>0.0295</text:p>
          </table:table-cell>
          <table:table-cell table:formula="of:=AVERAGE([.H9:.H13])" office:value-type="float" office:value="0.99998" calcext:value-type="float">
            <text:p>0.99998</text:p>
          </table:table-cell>
          <table:table-cell table:formula="of:=AVERAGE([.I9:.I13])" office:value-type="float" office:value="0.02726" calcext:value-type="float">
            <text:p>0.02726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" calcext:value-type="float">
            <text:p>0.005</text:p>
          </table:table-cell>
          <table:table-cell table:formula="of:=AVERAGE([.N9:.N13])" office:value-type="float" office:value="1" calcext:value-type="float">
            <text:p>1</text:p>
          </table:table-cell>
          <table:table-cell table:formula="of:=AVERAGE([.O9:.O13])" office:value-type="float" office:value="0.00518" calcext:value-type="float">
            <text:p>0.00518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862" calcext:value-type="float">
            <text:p>0.862</text:p>
          </table:table-cell>
          <table:table-cell office:value-type="float" office:value="0.2101" calcext:value-type="float">
            <text:p>0.2101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0322" calcext:value-type="float">
            <text:p>0.0322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58" calcext:value-type="float">
            <text:p>0.0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134" calcext:value-type="float">
            <text:p>0.134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255" calcext:value-type="float">
            <text:p>0.0255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1888" calcext:value-type="float">
            <text:p>0.1888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229" calcext:value-type="float">
            <text:p>0.0229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55" calcext:value-type="float">
            <text:p>0.005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8974" calcext:value-type="float">
            <text:p>0.8974</text:p>
          </table:table-cell>
          <table:table-cell table:style-name="ce9" office:value-type="float" office:value="0.1756" calcext:value-type="float">
            <text:p>0.1756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262" calcext:value-type="float">
            <text:p>0.0262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46" calcext:value-type="float">
            <text:p>0.0046</text:p>
          </table:table-cell>
          <table: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train 90-10 50-50 50-50 and 10-9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5-15 50-50 50-50 and 15-85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20 50-50 50-50 and 20-8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52" calcext:value-type="float">
            <text:p>0.0252</text:p>
          </table:table-cell>
          <table:table-cell table:formula="of:=AVERAGE([.B16:.B20])" office:value-type="float" office:value="0.99996" calcext:value-type="float">
            <text:p>0.99996</text:p>
          </table:table-cell>
          <table:table-cell table:formula="of:=AVERAGE([.C16:.C20])" office:value-type="float" office:value="0.02652" calcext:value-type="float">
            <text:p>0.0265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4" calcext:value-type="float">
            <text:p>0.004</text:p>
          </table:table-cell>
          <table:table-cell table:formula="of:=AVERAGE([.H16:.H20])" office:value-type="float" office:value="1" calcext:value-type="float">
            <text:p>1</text:p>
          </table:table-cell>
          <table:table-cell table:formula="of:=AVERAGE([.I16:.I20])" office:value-type="float" office:value="0.00412" calcext:value-type="float">
            <text:p>0.0041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12" calcext:value-type="float">
            <text:p>0.0012</text:p>
          </table:table-cell>
          <table:table-cell table:formula="of:=AVERAGE([.N16:.N20])" office:value-type="float" office:value="1" calcext:value-type="float">
            <text:p>1</text:p>
          </table:table-cell>
          <table:table-cell table:formula="of:=AVERAGE([.O16:.O20])" office:value-type="float" office:value="0.00122" calcext:value-type="float">
            <text:p>0.00122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284" calcext:value-type="float">
            <text:p>0.0284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45" calcext:value-type="float">
            <text:p>0.0045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353" calcext:value-type="float">
            <text:p>0.0353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204" calcext:value-type="float">
            <text:p>0.0204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43" calcext:value-type="float">
            <text:p>0.0043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11" calcext:value-type="float">
            <text:p>0.001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233" calcext:value-type="float">
            <text:p>0.0233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36" calcext:value-type="float">
            <text:p>0.0036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13" calcext:value-type="float">
            <text:p>0.0013</text:p>
          </table:table-cell>
          <table:table-cell table:style-name="ce9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15:47:13.498749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1:29:11.917753005</meta:creation-date>
    <dc:date>2019-01-26T17:43:32.505679842</dc:date>
    <meta:editing-duration>PT2H30M43S</meta:editing-duration>
    <meta:editing-cycles>46</meta:editing-cycles>
    <meta:generator>LibreOffice/6.0.7.3$Linux_X86_64 LibreOffice_project/00m0$Build-3</meta:generator>
    <meta:document-statistic meta:table-count="1" meta:cell-count="198" meta:object-count="0"/>
  </office:meta>
</office:document-meta>
</file>